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2" svg:font-family="'DejaVu Sans'" style:font-adornments="Book" style:font-family-generic="swiss"/>
    <style:font-face style:name="DejaVu Math TeX Gyre" svg:font-family="'DejaVu Math TeX Gyre'" style:font-adornments="Bold Italic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5cm" fo:min-width="5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4cm" fo:min-width="2.118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607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0.823cm"/>
    </style:style>
    <style:style style:name="gr11" style:family="graphic" style:parent-style-name="standard">
      <style:graphic-properties draw:stroke="none" svg:stroke-color="#000000" draw:fill="none" draw:fill-color="#ffffff" fo:min-height="0.623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06cm" fo:min-width="2.4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solid" draw:stroke-dash="Ultra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4.75cm"/>
    </style:style>
    <style:style style:name="gr17" style:family="graphic" style:parent-style-name="standard">
      <style:graphic-properties draw:stroke="none" svg:stroke-color="#000000" draw:fill="none" draw:fill-color="#ffffff" fo:min-height="1.75cm"/>
    </style:style>
    <style:style style:name="gr18" style:family="graphic" style:parent-style-name="standard">
      <style:graphic-properties draw:stroke="none" svg:stroke-color="#000000" draw:fill="none" draw:fill-color="#ffffff" fo:min-height="0.75cm"/>
    </style:style>
    <style:style style:name="gr19" style:family="graphic" style:parent-style-name="measure">
      <style:graphic-properties draw:textarea-horizontal-align="justify" draw:textarea-vertical-align="middle" draw:auto-grow-height="false" fo:min-height="0.95cm" fo:min-width="2.9cm"/>
    </style:style>
    <style:style style:name="gr20" style:family="graphic" style:parent-style-name="measure">
      <style:graphic-properties draw:textarea-horizontal-align="justify" draw:textarea-vertical-align="middle" draw:auto-grow-height="false" fo:min-height="0.75cm" fo:min-width="3cm"/>
    </style:style>
    <style:style style:name="gr21" style:family="graphic" style:parent-style-name="measure">
      <style:graphic-properties draw:textarea-horizontal-align="justify" draw:textarea-vertical-align="middle" draw:auto-grow-height="false" fo:min-height="0.85cm" fo:min-width="3.9cm"/>
    </style:style>
    <style:style style:name="gr22" style:family="graphic" style:parent-style-name="measure">
      <style:graphic-properties draw:textarea-horizontal-align="justify" draw:textarea-vertical-align="middle" draw:auto-grow-height="false" fo:min-height="0.85cm" fo:min-width="4cm"/>
    </style:style>
    <style:style style:name="gr23" style:family="graphic" style:parent-style-name="measure">
      <style:graphic-properties draw:textarea-horizontal-align="justify" draw:textarea-vertical-align="middle" draw:auto-grow-height="false" fo:min-height="0.812cm" fo:min-width="1.976cm"/>
    </style:style>
    <style:style style:name="gr24" style:family="graphic" style:parent-style-name="objectwithoutfill">
      <style:graphic-properties draw:fill="solid"/>
    </style:style>
    <style:style style:name="gr25" style:family="graphic" style:parent-style-name="measure">
      <style:graphic-properties draw:stroke="none" svg:stroke-color="#000000" draw:fill="none" draw:fill-color="#ffffff" fo:min-height="0.35cm"/>
    </style:style>
    <style:style style:name="gr26" style:family="graphic" style:parent-style-name="measure">
      <style:graphic-properties draw:stroke="none" svg:stroke-color="#000000" draw:fill="none" draw:fill-color="#ffffff" fo:min-height="0.15cm"/>
    </style:style>
    <style:style style:name="gr27" style:family="graphic" style:parent-style-name="objectwithoutfill">
      <style:graphic-properties draw:stroke="dash" draw:stroke-dash="Fine_20_Dashed" draw:fill="solid"/>
    </style:style>
    <style:style style:name="gr28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397cm" fo:min-width="0cm"/>
    </style:style>
    <style:style style:name="gr30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455cm" fo:min-width="0cm"/>
    </style:style>
    <style:style style:name="gr31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376cm" fo:min-width="0cm"/>
    </style:style>
    <style:style style:name="gr32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33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34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loext:graphic-properties draw:fill="none" draw:fill-color="#ffffff"/>
      <style:text-properties fo:font-size="10pt" style:text-underline-style="solid" style:text-underline-width="auto" style:text-underline-color="font-color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2" style:font-name-asian="DejaVu Sans2" style:font-name-complex="DejaVu Sans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font-name="DejaVu Sans2" fo:font-style="italic" style:font-name-asian="DejaVu Sans2" style:font-style-asian="italic" style:font-name-complex="DejaVu Sans2" style:font-style-complex="italic"/>
    </style:style>
    <style:style style:name="T9" style:family="text">
      <style:text-properties style:font-name="DejaVu Sans" fo:font-style="italic" style:font-name-asian="DejaVu Sans2" style:font-style-asian="italic" style:font-name-complex="DejaVu Sans2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.8cm" svg:x="8.4cm" svg:y="7.4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1.8cm" svg:x="9.4cm" svg:y="12.5cm">
          <text:p text:style-name="P1">Mariée 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9.2cm" svg:x2="10.3cm" svg:y2="12.6cm">
          <text:p/>
        </draw:line>
        <draw:line draw:style-name="gr3" draw:text-style-name="P3" draw:layer="layout" svg:x1="10.4cm" svg:y1="9.2cm" svg:x2="10.4cm" svg:y2="12.6cm">
          <text:p/>
        </draw:line>
        <draw:frame draw:style-name="gr4" draw:text-style-name="P5" draw:layer="layout" svg:width="3.8cm" svg:height="1.243cm" svg:x="7.8cm" svg:y="5cm">
          <draw:text-box>
            <text:p text:style-name="P4"><text:span text:style-name="T1">Date de naissance</text:span></text:p>
          </draw:text-box>
        </draw:frame>
        <draw:line draw:style-name="gr5" draw:text-style-name="P6" draw:layer="layout" svg:x1="8.9cm" svg:y1="7.4cm" svg:x2="8.9cm" svg:y2="6.3cm">
          <text:p/>
        </draw:line>
        <draw:frame draw:style-name="gr4" draw:text-style-name="P8" draw:layer="layout" svg:width="2.1cm" svg:height="0.9cm" svg:x="16.1cm" svg:y="8.5cm">
          <draw:text-box>
            <text:p text:style-name="P7"><text:span text:style-name="T2">Prénoms</text:span></text:p>
          </draw:text-box>
        </draw:frame>
        <draw:frame draw:style-name="gr6" draw:text-style-name="P8" draw:layer="layout" svg:width="1.8cm" svg:height="0.8cm" svg:x="16.1cm" svg:y="7.8cm">
          <draw:text-box>
            <text:p text:style-name="P7"><text:span text:style-name="T2">Nom</text:span></text:p>
          </draw:text-box>
        </draw:frame>
        <draw:frame draw:style-name="gr7" draw:text-style-name="P10" draw:layer="layout" svg:width="1.2cm" svg:height="0.662cm" svg:x="6.2cm" svg:y="3.9cm">
          <draw:text-box>
            <text:p text:style-name="P9"><text:span text:style-name="T3">Jour</text:span></text:p>
          </draw:text-box>
        </draw:frame>
        <draw:frame draw:style-name="gr6" draw:text-style-name="P10" draw:layer="layout" svg:width="1.8cm" svg:height="0.8cm" svg:x="10.3cm" svg:y="4cm">
          <draw:text-box>
            <text:p text:style-name="P9"><text:span text:style-name="T3">Année</text:span></text:p>
          </draw:text-box>
        </draw:frame>
        <draw:frame draw:style-name="gr6" draw:text-style-name="P10" draw:layer="layout" svg:width="1.8cm" svg:height="0.8cm" svg:x="8.2cm" svg:y="4cm">
          <draw:text-box>
            <text:p text:style-name="P9"><text:span text:style-name="T3">Mois</text:span></text:p>
          </draw:text-box>
        </draw:frame>
        <draw:frame draw:style-name="gr8" draw:text-style-name="P5" draw:layer="layout" svg:width="3.8cm" svg:height="0.857cm" svg:x="3.8cm" svg:y="5.943cm">
          <draw:text-box>
            <text:p text:style-name="P4"><text:span text:style-name="T1">Date de décès</text:span></text:p>
          </draw:text-box>
        </draw:frame>
        <draw:frame draw:style-name="gr7" draw:text-style-name="P10" draw:layer="layout" svg:width="1.2cm" svg:height="0.662cm" svg:x="2cm" svg:y="5.1cm">
          <draw:text-box>
            <text:p text:style-name="P9"><text:span text:style-name="T3">Jour</text:span></text:p>
          </draw:text-box>
        </draw:frame>
        <draw:frame draw:style-name="gr6" draw:text-style-name="P10" draw:layer="layout" svg:width="1.8cm" svg:height="0.8cm" svg:x="1.9cm" svg:y="6.943cm">
          <draw:text-box>
            <text:p text:style-name="P9"><text:span text:style-name="T3">Année</text:span></text:p>
          </draw:text-box>
        </draw:frame>
        <draw:frame draw:style-name="gr6" draw:text-style-name="P10" draw:layer="layout" svg:width="1.8cm" svg:height="0.8cm" svg:x="2cm" svg:y="6.043cm">
          <draw:text-box>
            <text:p text:style-name="P9"><text:span text:style-name="T3">Mois</text:span></text:p>
          </draw:text-box>
        </draw:frame>
        <draw:frame draw:style-name="gr4" draw:text-style-name="P5" draw:layer="layout" svg:width="3.8cm" svg:height="1.243cm" svg:x="4.5cm" svg:y="15.5cm">
          <draw:text-box>
            <text:p text:style-name="P4"><text:span text:style-name="T1">Date de mariage</text:span></text:p>
          </draw:text-box>
        </draw:frame>
        <draw:frame draw:style-name="gr7" draw:text-style-name="P10" draw:layer="layout" svg:width="1.2cm" svg:height="0.662cm" svg:x="2.9cm" svg:y="16.757cm">
          <draw:text-box>
            <text:p text:style-name="P9"><text:span text:style-name="T3">Jour</text:span></text:p>
          </draw:text-box>
        </draw:frame>
        <draw:frame draw:style-name="gr6" draw:text-style-name="P10" draw:layer="layout" svg:width="1.8cm" svg:height="0.8cm" svg:x="7cm" svg:y="16.857cm">
          <draw:text-box>
            <text:p text:style-name="P9"><text:span text:style-name="T3">Année</text:span></text:p>
          </draw:text-box>
        </draw:frame>
        <draw:frame draw:style-name="gr6" draw:text-style-name="P10" draw:layer="layout" svg:width="1.8cm" svg:height="0.8cm" svg:x="4.9cm" svg:y="16.857cm">
          <draw:text-box>
            <text:p text:style-name="P9"><text:span text:style-name="T3">Mois</text:span></text:p>
          </draw:text-box>
        </draw:frame>
        <draw:frame draw:style-name="gr4" draw:text-style-name="P5" draw:layer="layout" svg:width="3.8cm" svg:height="1.243cm" svg:x="4cm" svg:y="13.657cm">
          <draw:text-box>
            <text:p text:style-name="P4"><text:span text:style-name="T1">Date de divorce</text:span></text:p>
          </draw:text-box>
        </draw:frame>
        <draw:frame draw:style-name="gr7" draw:text-style-name="P10" draw:layer="layout" svg:width="1.2cm" svg:height="0.662cm" svg:x="2.4cm" svg:y="12.557cm">
          <draw:text-box>
            <text:p text:style-name="P9"><text:span text:style-name="T3">Jour</text:span></text:p>
          </draw:text-box>
        </draw:frame>
        <draw:frame draw:style-name="gr6" draw:text-style-name="P10" draw:layer="layout" svg:width="1.8cm" svg:height="0.8cm" svg:x="6.5cm" svg:y="12.657cm">
          <draw:text-box>
            <text:p text:style-name="P9"><text:span text:style-name="T3">Année</text:span></text:p>
          </draw:text-box>
        </draw:frame>
        <draw:frame draw:style-name="gr9" draw:text-style-name="P10" draw:layer="layout" svg:width="1.8cm" svg:height="0.8cm" svg:x="4.4cm" svg:y="12.657cm">
          <draw:text-box>
            <text:p text:style-name="P9"><text:span text:style-name="T3">Mois</text:span></text:p>
          </draw:text-box>
        </draw:frame>
        <draw:frame draw:style-name="gr4" draw:text-style-name="P5" draw:layer="layout" svg:width="3.8cm" svg:height="0.9cm" svg:x="3.7cm" svg:y="9.3cm">
          <draw:text-box>
            <text:p text:style-name="P4"><text:span text:style-name="T1">Lieu de décès</text:span></text:p>
          </draw:text-box>
        </draw:frame>
        <draw:frame draw:style-name="gr10" draw:text-style-name="P10" draw:layer="layout" svg:width="1.5cm" svg:height="1.073cm" svg:x="2.7cm" svg:y="10.727cm">
          <draw:text-box>
            <text:p text:style-name="P9"><text:span text:style-name="T3">Ville</text:span></text:p>
          </draw:text-box>
        </draw:frame>
        <draw:frame draw:style-name="gr6" draw:text-style-name="P10" draw:layer="layout" svg:width="1.8cm" svg:height="0.8cm" svg:x="6.4cm" svg:y="10.727cm">
          <draw:text-box>
            <text:p text:style-name="P9"><text:span text:style-name="T3">Pays</text:span></text:p>
          </draw:text-box>
        </draw:frame>
        <draw:frame draw:style-name="gr10" draw:text-style-name="P10" draw:layer="layout" svg:width="2cm" svg:height="1.073cm" svg:x="4.3cm" svg:y="10.727cm">
          <draw:text-box>
            <text:p text:style-name="P9"><text:span text:style-name="T3">Province</text:span></text:p>
          </draw:text-box>
        </draw:frame>
        <draw:frame draw:style-name="gr4" draw:text-style-name="P5" draw:layer="layout" svg:width="3.8cm" svg:height="1.243cm" svg:x="13.8cm" svg:y="5.2cm">
          <draw:text-box>
            <text:p text:style-name="P4"><text:span text:style-name="T1">Lieu de naissance</text:span></text:p>
          </draw:text-box>
        </draw:frame>
        <draw:frame draw:style-name="gr11" draw:text-style-name="P10" draw:layer="layout" svg:width="1.6cm" svg:height="0.873cm" svg:x="12.4cm" svg:y="4.227cm">
          <draw:text-box>
            <text:p text:style-name="P9"><text:span text:style-name="T3">Ville</text:span></text:p>
          </draw:text-box>
        </draw:frame>
        <draw:frame draw:style-name="gr6" draw:text-style-name="P10" draw:layer="layout" svg:width="1.8cm" svg:height="0.8cm" svg:x="16.5cm" svg:y="4.3cm">
          <draw:text-box>
            <text:p text:style-name="P9"><text:span text:style-name="T3">Pays</text:span></text:p>
          </draw:text-box>
        </draw:frame>
        <draw:frame draw:style-name="gr10" draw:text-style-name="P10" draw:layer="layout" svg:width="2.2cm" svg:height="1.073cm" svg:x="14cm" svg:y="4.3cm">
          <draw:text-box>
            <text:p text:style-name="P9"><text:span text:style-name="T3">Province</text:span></text:p>
          </draw:text-box>
        </draw:frame>
        <draw:custom-shape draw:style-name="gr12" draw:text-style-name="P2" draw:layer="layout" svg:width="4.1cm" svg:height="2.2cm" svg:x="15.4cm" svg:y="10.7cm">
          <text:p text:style-name="P1">Enfant/</text:p>
          <text:p text:style-name="P1">Parent 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1.8cm" svg:height="0.8cm" svg:x="16.1cm" svg:y="7.2cm">
          <draw:text-box>
            <text:p text:style-name="P9"><text:span text:style-name="T3">Sexe</text:span></text:p>
          </draw:text-box>
        </draw:frame>
        <draw:line draw:style-name="gr5" draw:text-style-name="P6" draw:layer="layout" svg:x1="7.9cm" svg:y1="5.1cm" svg:x2="7.1cm" svg:y2="4.5cm">
          <text:p/>
        </draw:line>
        <draw:line draw:style-name="gr5" draw:text-style-name="P6" draw:layer="layout" svg:x1="8.9cm" svg:y1="4.5cm" svg:x2="8.9cm" svg:y2="5.1cm">
          <text:p/>
        </draw:line>
        <draw:line draw:style-name="gr5" draw:text-style-name="P6" draw:layer="layout" svg:x1="11cm" svg:y1="4.5cm" svg:x2="10cm" svg:y2="5.3cm">
          <text:p/>
        </draw:line>
        <draw:line draw:style-name="gr13" draw:text-style-name="P3" draw:layer="layout" svg:x1="3.4cm" svg:y1="7.1cm" svg:x2="4cm" svg:y2="6.6cm">
          <text:p/>
        </draw:line>
        <draw:line draw:style-name="gr13" draw:text-style-name="P3" draw:layer="layout" svg:x1="3.2cm" svg:y1="6.4cm" svg:x2="3.9cm" svg:y2="6.4cm">
          <text:p/>
        </draw:line>
        <draw:line draw:style-name="gr13" draw:text-style-name="P3" draw:layer="layout" svg:x1="3cm" svg:y1="5.6cm" svg:x2="4cm" svg:y2="6.1cm">
          <text:p/>
        </draw:line>
        <draw:line draw:style-name="gr5" draw:text-style-name="P6" draw:layer="layout" svg:x1="14.3cm" svg:y1="7.4cm" svg:x2="14.8cm" svg:y2="6.5cm">
          <text:p/>
        </draw:line>
        <draw:line draw:style-name="gr14" draw:text-style-name="P6" draw:layer="layout" svg:x1="8.4cm" svg:y1="7.4cm" svg:x2="7.2cm" svg:y2="6.5cm">
          <text:p/>
        </draw:line>
        <draw:line draw:style-name="gr5" draw:text-style-name="P6" draw:layer="layout" svg:x1="14cm" svg:y1="5.2cm" svg:x2="13.4cm" svg:y2="4.9cm">
          <text:p/>
        </draw:line>
        <draw:line draw:style-name="gr5" draw:text-style-name="P6" draw:layer="layout" svg:x1="15cm" svg:y1="5.3cm" svg:x2="15cm" svg:y2="4.9cm">
          <text:p/>
        </draw:line>
        <draw:line draw:style-name="gr5" draw:text-style-name="P6" draw:layer="layout" svg:x1="16cm" svg:y1="5.6cm" svg:x2="16.8cm" svg:y2="4.9cm">
          <text:p/>
        </draw:line>
        <draw:line draw:style-name="gr5" draw:text-style-name="P6" draw:layer="layout" svg:x1="14.4cm" svg:y1="7.5cm" svg:x2="16.2cm" svg:y2="7.5cm">
          <text:p/>
        </draw:line>
        <draw:line draw:style-name="gr5" draw:text-style-name="P6" draw:layer="layout" svg:x1="14.4cm" svg:y1="8.1cm" svg:x2="16.1cm" svg:y2="8.1cm">
          <text:p/>
        </draw:line>
        <draw:line draw:style-name="gr14" draw:text-style-name="P6" draw:layer="layout" svg:x1="14.4cm" svg:y1="8.9cm" svg:x2="16.3cm" svg:y2="8.9cm">
          <text:p/>
        </draw:line>
        <draw:line draw:style-name="gr5" draw:text-style-name="P6" draw:layer="layout" svg:x1="14.4cm" svg:y1="8.8cm" svg:x2="16.3cm" svg:y2="8.8cm">
          <text:p/>
        </draw:line>
        <draw:line draw:style-name="gr14" draw:text-style-name="P6" draw:layer="layout" svg:x1="7cm" svg:y1="9.6cm" svg:x2="8.4cm" svg:y2="9.2cm">
          <text:p/>
        </draw:line>
        <draw:line draw:style-name="gr5" draw:text-style-name="P6" draw:layer="layout" svg:x1="3.6cm" svg:y1="10.8cm" svg:x2="4.9cm" svg:y2="9.9cm">
          <text:p/>
        </draw:line>
        <draw:line draw:style-name="gr5" draw:text-style-name="P6" draw:layer="layout" svg:x1="5.2cm" svg:y1="9.9cm" svg:x2="5.2cm" svg:y2="10.8cm">
          <text:p/>
        </draw:line>
        <draw:line draw:style-name="gr5" draw:text-style-name="P6" draw:layer="layout" svg:x1="6.8cm" svg:y1="10.8cm" svg:x2="6cm" svg:y2="9.9cm">
          <text:p/>
        </draw:line>
        <draw:line draw:style-name="gr14" draw:text-style-name="P6" draw:layer="layout" svg:x1="6.1cm" svg:y1="14.1cm" svg:x2="9.4cm" svg:y2="13.5cm">
          <text:p/>
        </draw:line>
        <draw:line draw:style-name="gr15" draw:text-style-name="P6" draw:layer="layout" svg:x1="6.7cm" svg:y1="16cm" svg:x2="9.9cm" svg:y2="14cm">
          <text:p/>
        </draw:line>
        <draw:line draw:style-name="gr5" draw:text-style-name="P6" draw:layer="layout" svg:x1="3.9cm" svg:y1="16.9cm" svg:x2="4.7cm" svg:y2="16.6cm">
          <text:p/>
        </draw:line>
        <draw:line draw:style-name="gr5" draw:text-style-name="P6" draw:layer="layout" svg:x1="5.5cm" svg:y1="16.9cm" svg:x2="5.5cm" svg:y2="16.6cm">
          <text:p/>
        </draw:line>
        <draw:line draw:style-name="gr15" draw:text-style-name="P6" draw:layer="layout" svg:x1="7.4cm" svg:y1="17cm" svg:x2="6.6cm" svg:y2="16.5cm">
          <text:p/>
        </draw:line>
        <draw:line draw:style-name="gr5" draw:text-style-name="P6" draw:layer="layout" svg:x1="5.1cm" svg:y1="13.8cm" svg:x2="5.1cm" svg:y2="13.3cm">
          <text:p/>
        </draw:line>
        <draw:line draw:style-name="gr5" draw:text-style-name="P6" draw:layer="layout" svg:x1="4.2cm" svg:y1="13.9cm" svg:x2="3.1cm" svg:y2="13.1cm">
          <text:p/>
        </draw:line>
        <draw:line draw:style-name="gr5" draw:text-style-name="P6" draw:layer="layout" svg:x1="5.9cm" svg:y1="13.9cm" svg:x2="6.8cm" svg:y2="13.2cm">
          <text:p/>
        </draw:line>
        <draw:line draw:style-name="gr3" draw:text-style-name="P3" draw:layer="layout" svg:x1="12.1cm" svg:y1="9.2cm" svg:x2="12.1cm" svg:y2="12.6cm">
          <text:p/>
        </draw:line>
        <draw:line draw:style-name="gr3" draw:text-style-name="P3" draw:layer="layout" svg:x1="12.2cm" svg:y1="9.2cm" svg:x2="12.2cm" svg:y2="12.6cm">
          <text:p/>
        </draw:line>
        <draw:line draw:style-name="gr5" draw:text-style-name="P6" draw:layer="layout" svg:x1="12.9cm" svg:y1="9.2cm" svg:x2="15.5cm" svg:y2="11.4cm">
          <text:p/>
        </draw:line>
        <draw:line draw:style-name="gr5" draw:text-style-name="P6" draw:layer="layout" svg:x1="13cm" svg:y1="9.2cm" svg:x2="15.6cm" svg:y2="11.4cm">
          <text:p/>
        </draw:line>
        <draw:line draw:style-name="gr14" draw:text-style-name="P6" draw:layer="layout" svg:x1="14.3cm" svg:y1="9.2cm" svg:x2="16.3cm" svg:y2="10.9cm">
          <text:p/>
        </draw:line>
        <draw:line draw:style-name="gr14" draw:text-style-name="P6" draw:layer="layout" svg:x1="14.4cm" svg:y1="9.2cm" svg:x2="16.4cm" svg:y2="10.9cm">
          <text:p/>
        </draw:line>
        <draw:frame draw:style-name="gr16" draw:text-style-name="P11" draw:layer="layout" svg:width="16.5cm" svg:height="5cm" svg:x="2.6cm" svg:y="20cm">
          <draw:text-box>
            <text:p>1.<text:tab/><text:span text:style-name="T4">Une personne a exactement 2 parents mais </text:span><text:span text:style-name="T4"><text:tab/></text:span><text:span text:style-name="T4">peut avoir un nombre indéfini d’enfants</text:span></text:p>
            <text:p><text:span text:style-name="T4"/></text:p>
            <text:p>2. <text:tab/><text:span text:style-name="T4">La date d’un mariage récent doit être </text:span><text:span text:style-name="T4"><text:tab/></text:span><text:span text:style-name="T4"><text:tab/></text:span><text:span text:style-name="T4"><text:tab/></text:span><text:span text:style-name="T4">ultérieure à la date du dernier divorce</text:span></text:p>
          </draw:text-box>
        </draw:frame>
        <draw:frame draw:style-name="gr17" draw:text-style-name="P11" draw:layer="layout" svg:width="5cm" svg:height="2cm" svg:x="1.2cm" svg:y="1.3cm">
          <draw:text-box>
            <text:p>QUESTION 1</text:p>
          </draw:text-box>
        </draw:frame>
      </draw:page>
      <draw:page draw:name="page2" draw:style-name="dp1" draw:master-page-name="Default">
        <draw:frame draw:style-name="gr18" draw:text-style-name="P11" draw:layer="layout" svg:width="4.8cm" svg:height="1cm" svg:x="1.3cm" svg:y="1.3cm">
          <draw:text-box>
            <text:p>QUESTION 2</text:p>
          </draw:text-box>
        </draw:frame>
        <draw:custom-shape draw:style-name="gr19" draw:text-style-name="P1" draw:layer="layout" svg:width="3.4cm" svg:height="1.2cm" svg:x="8.251cm" svg:y="5.333cm">
          <text:p text:style-name="P1">Musé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cm" svg:height="1cm" svg:x="8.051cm" svg:y="11.233cm">
          <text:p text:style-name="P1"><text:span text:style-name="T5">Œ</text:span>uvr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1cm" svg:x="2.151cm" svg:y="8.333cm">
          <text:p text:style-name="P1">Fiche sur courants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5cm" svg:height="1.1cm" svg:x="13.551cm" svg:y="8.433cm">
          <text:p text:style-name="P1">Fiche sur artis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3.5cm" svg:height="1.5cm" svg:x="8.151cm" svg:y="8.133cm">
          <text:p text:style-name="P1">Possè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8.751cm" svg:y1="5.333cm" svg:x2="8.751cm" svg:y2="4.433cm">
          <text:p/>
        </draw:line>
        <draw:line draw:style-name="gr24" draw:text-style-name="P6" draw:layer="layout" svg:x1="10.951cm" svg:y1="5.333cm" svg:x2="10.951cm" svg:y2="4.533cm">
          <text:p/>
        </draw:line>
        <draw:line draw:style-name="gr24" draw:text-style-name="P6" draw:layer="layout" svg:x1="9.851cm" svg:y1="8.133cm" svg:x2="9.851cm" svg:y2="6.533cm">
          <text:p/>
        </draw:line>
        <draw:frame draw:style-name="gr25" draw:text-style-name="P13" draw:layer="layout" svg:width="2.1cm" svg:height="0.747cm" svg:x="8.019cm" svg:y="3.7cm">
          <draw:text-box>
            <text:p text:style-name="P12"><text:span text:style-name="T6">n</text:span><text:span text:style-name="T6">o</text:span><text:span text:style-name="T6">m</text:span></text:p>
          </draw:text-box>
        </draw:frame>
        <draw:frame draw:style-name="gr26" draw:text-style-name="P11" draw:layer="layout" svg:width="1.8cm" svg:height="0.747cm" svg:x="10.251cm" svg:y="3.733cm">
          <draw:text-box>
            <text:p>ville</text:p>
          </draw:text-box>
        </draw:frame>
        <draw:line draw:style-name="gr27" draw:text-style-name="P6" draw:layer="layout" svg:x1="8.151cm" svg:y1="8.833cm" svg:x2="6.551cm" svg:y2="8.833cm">
          <text:p/>
        </draw:line>
        <draw:line draw:style-name="gr27" draw:text-style-name="P6" draw:layer="layout" svg:x1="11.651cm" svg:y1="8.933cm" svg:x2="13.551cm" svg:y2="8.933cm">
          <text:p/>
        </draw:line>
        <draw:line draw:style-name="gr24" draw:text-style-name="P6" draw:layer="layout" svg:x1="9.851cm" svg:y1="9.633cm" svg:x2="9.851cm" svg:y2="11.233cm">
          <text:p/>
        </draw:line>
        <draw:frame draw:style-name="gr28" draw:text-style-name="P11" draw:layer="layout" svg:width="1.446cm" svg:height="0.747cm" svg:x="11.851cm" svg:y="13.833cm">
          <draw:text-box>
            <text:p>type</text:p>
          </draw:text-box>
        </draw:frame>
        <draw:frame draw:style-name="gr29" draw:text-style-name="P13" draw:layer="layout" svg:width="1.374cm" svg:height="0.747cm" svg:x="5.977cm" svg:y="10.333cm">
          <draw:text-box>
            <text:p text:style-name="P12"><text:span text:style-name="T6">titr</text:span><text:span text:style-name="T6">e</text:span></text:p>
          </draw:text-box>
        </draw:frame>
        <draw:frame draw:style-name="gr28" draw:text-style-name="P11" draw:layer="layout" svg:width="1.819cm" svg:height="0.747cm" svg:x="5.632cm" svg:y="11.333cm">
          <draw:text-box>
            <text:p>année</text:p>
          </draw:text-box>
        </draw:frame>
        <draw:frame draw:style-name="gr28" draw:text-style-name="P11" draw:layer="layout" svg:width="2.691cm" svg:height="0.747cm" svg:x="5.56cm" svg:y="13.486cm">
          <draw:text-box>
            <text:p>dimension</text:p>
          </draw:text-box>
        </draw:frame>
        <draw:frame draw:style-name="gr28" draw:text-style-name="P11" draw:layer="layout" svg:width="2.14cm" svg:height="0.747cm" svg:x="12.151cm" svg:y="12.933cm">
          <draw:text-box>
            <text:p>matière</text:p>
          </draw:text-box>
        </draw:frame>
        <draw:frame draw:style-name="gr30" draw:text-style-name="P11" draw:layer="layout" svg:width="1.865cm" svg:height="0.747cm" svg:x="5.486cm" svg:y="12.233cm">
          <draw:text-box>
            <text:p>artiste</text:p>
          </draw:text-box>
        </draw:frame>
        <draw:frame draw:style-name="gr28" draw:text-style-name="P11" draw:layer="layout" svg:width="2.123cm" svg:height="0.747cm" svg:x="11.128cm" svg:y="14.58cm">
          <draw:text-box>
            <text:p>courant</text:p>
          </draw:text-box>
        </draw:frame>
        <draw:frame draw:style-name="gr28" draw:text-style-name="P11" draw:layer="layout" svg:width="5.011cm" svg:height="0.747cm" svg:x="5.94cm" svg:y="14.533cm">
          <draw:text-box>
            <text:p>numéro d’exemplaire</text:p>
          </draw:text-box>
        </draw:frame>
        <draw:line draw:style-name="gr24" draw:text-style-name="P6" draw:layer="layout" svg:x1="8.051cm" svg:y1="11.233cm" svg:x2="7.251cm" svg:y2="10.833cm">
          <text:p/>
        </draw:line>
        <draw:line draw:style-name="gr24" draw:text-style-name="P6" draw:layer="layout" svg:x1="8.051cm" svg:y1="11.733cm" svg:x2="7.351cm" svg:y2="11.733cm">
          <text:p/>
        </draw:line>
        <draw:line draw:style-name="gr24" draw:text-style-name="P6" draw:layer="layout" svg:x1="8.051cm" svg:y1="12.133cm" svg:x2="7.251cm" svg:y2="12.533cm">
          <text:p/>
        </draw:line>
        <draw:line draw:style-name="gr24" draw:text-style-name="P6" draw:layer="layout" svg:x1="7.851cm" svg:y1="13.533cm" svg:x2="8.651cm" svg:y2="12.233cm">
          <text:p/>
        </draw:line>
        <draw:line draw:style-name="gr27" draw:text-style-name="P6" draw:layer="layout" svg:x1="9.051cm" svg:y1="14.533cm" svg:x2="9.551cm" svg:y2="12.233cm">
          <text:p/>
        </draw:line>
        <draw:line draw:style-name="gr24" draw:text-style-name="P6" draw:layer="layout" svg:x1="11.451cm" svg:y1="14.633cm" svg:x2="10.551cm" svg:y2="12.233cm">
          <text:p/>
        </draw:line>
        <draw:line draw:style-name="gr24" draw:text-style-name="P6" draw:layer="layout" svg:x1="12.051cm" svg:y1="13.933cm" svg:x2="11.151cm" svg:y2="12.233cm">
          <text:p/>
        </draw:line>
        <draw:line draw:style-name="gr24" draw:text-style-name="P6" draw:layer="layout" svg:x1="12.751cm" svg:y1="12.933cm" svg:x2="11.551cm" svg:y2="12.033cm">
          <text:p/>
        </draw:line>
        <draw:frame draw:style-name="gr28" draw:text-style-name="P13" draw:layer="layout" svg:width="1.438cm" svg:height="0.747cm" svg:x="0.951cm" svg:y="10.086cm">
          <draw:text-box>
            <text:p text:style-name="P12"><text:span text:style-name="T6">n</text:span><text:span text:style-name="T6">o</text:span><text:span text:style-name="T6">m</text:span></text:p>
          </draw:text-box>
        </draw:frame>
        <draw:frame draw:style-name="gr28" draw:text-style-name="P11" draw:layer="layout" svg:width="2.111cm" svg:height="0.747cm" svg:x="2.751cm" svg:y="6.586cm">
          <draw:text-box>
            <text:p>période</text:p>
          </draw:text-box>
        </draw:frame>
        <draw:frame draw:style-name="gr28" draw:text-style-name="P10" draw:layer="layout" svg:width="2.737cm" svg:height="0.662cm" svg:x="1.251cm" svg:y="5.533cm">
          <draw:text-box>
            <text:p text:style-name="P9"><text:span text:style-name="T3">année </text:span><text:span text:style-name="T3">début</text:span></text:p>
          </draw:text-box>
        </draw:frame>
        <draw:frame draw:style-name="gr28" draw:text-style-name="P10" draw:layer="layout" svg:width="2.153cm" svg:height="0.662cm" svg:x="4.451cm" svg:y="5.471cm">
          <draw:text-box>
            <text:p><text:span text:style-name="T3">année fin</text:span></text:p>
          </draw:text-box>
        </draw:frame>
        <draw:frame draw:style-name="gr28" draw:text-style-name="P11" draw:layer="layout" svg:width="2.852cm" svg:height="0.747cm" svg:x="2.451cm" svg:y="10.433cm">
          <draw:text-box>
            <text:p>description</text:p>
          </draw:text-box>
        </draw:frame>
        <draw:line draw:style-name="gr24" draw:text-style-name="P6" draw:layer="layout" svg:x1="1.951cm" svg:y1="10.233cm" svg:x2="2.451cm" svg:y2="9.433cm">
          <text:p/>
        </draw:line>
        <draw:line draw:style-name="gr24" draw:text-style-name="P6" draw:layer="layout" svg:x1="3.851cm" svg:y1="10.433cm" svg:x2="3.851cm" svg:y2="9.433cm">
          <text:p/>
        </draw:line>
        <draw:line draw:style-name="gr24" draw:text-style-name="P6" draw:layer="layout" svg:x1="3.751cm" svg:y1="8.333cm" svg:x2="3.751cm" svg:y2="7.333cm">
          <text:p/>
        </draw:line>
        <draw:line draw:style-name="gr24" draw:text-style-name="P6" draw:layer="layout" svg:x1="3.451cm" svg:y1="6.633cm" svg:x2="2.851cm" svg:y2="6.133cm">
          <text:p/>
        </draw:line>
        <draw:line draw:style-name="gr27" draw:text-style-name="P6" draw:layer="layout" svg:x1="4.251cm" svg:y1="6.633cm" svg:x2="5.151cm" svg:y2="6.033cm">
          <text:p/>
        </draw:line>
        <draw:frame draw:style-name="gr28" draw:text-style-name="P13" draw:layer="layout" svg:width="1.438cm" svg:height="0.747cm" svg:x="18.351cm" svg:y="9.986cm">
          <draw:text-box>
            <text:p text:style-name="P12"><text:span text:style-name="T6">nom</text:span></text:p>
          </draw:text-box>
        </draw:frame>
        <draw:frame draw:style-name="gr28" draw:text-style-name="P13" draw:layer="layout" svg:width="2.128cm" svg:height="0.747cm" svg:x="17.651cm" svg:y="10.686cm">
          <draw:text-box>
            <text:p text:style-name="P12"><text:span text:style-name="T6">p</text:span><text:span text:style-name="T6">r</text:span><text:span text:style-name="T6">é</text:span><text:span text:style-name="T6">n</text:span><text:span text:style-name="T6">o</text:span><text:span text:style-name="T6">m</text:span></text:p>
          </draw:text-box>
        </draw:frame>
        <draw:frame draw:style-name="gr31" draw:text-style-name="P11" draw:layer="layout" svg:width="2.758cm" svg:height="0.747cm" svg:x="13.351cm" svg:y="11.086cm">
          <draw:text-box>
            <text:p>nationalité</text:p>
          </draw:text-box>
        </draw:frame>
        <draw:frame draw:style-name="gr28" draw:text-style-name="P11" draw:layer="layout" svg:width="2.123cm" svg:height="0.747cm" svg:x="12.128cm" svg:y="10.286cm">
          <draw:text-box>
            <text:p>courant</text:p>
          </draw:text-box>
        </draw:frame>
        <draw:frame draw:style-name="gr32" draw:text-style-name="P11" draw:layer="layout" svg:width="2.9cm" svg:height="1.243cm" svg:x="12.451cm" svg:y="6.19cm">
          <draw:text-box>
            <text:p>date de naissance</text:p>
          </draw:text-box>
        </draw:frame>
        <draw:frame draw:style-name="gr33" draw:text-style-name="P11" draw:layer="layout" svg:width="2.6cm" svg:height="1.243cm" svg:x="16.551cm" svg:y="6.633cm">
          <draw:text-box>
            <text:p>date de décès</text:p>
          </draw:text-box>
        </draw:frame>
        <draw:frame draw:style-name="gr28" draw:text-style-name="P10" draw:layer="layout" svg:width="1.184cm" svg:height="0.662cm" svg:x="12.051cm" svg:y="5.233cm">
          <draw:text-box>
            <text:p text:style-name="P9"><text:span text:style-name="T3">jour</text:span></text:p>
          </draw:text-box>
        </draw:frame>
        <draw:frame draw:style-name="gr28" draw:text-style-name="P10" draw:layer="layout" svg:width="1.34cm" svg:height="0.662cm" svg:x="13.151cm" svg:y="5.033cm">
          <draw:text-box>
            <text:p text:style-name="P9"><text:span text:style-name="T3">mois</text:span></text:p>
          </draw:text-box>
        </draw:frame>
        <draw:frame draw:style-name="gr28" draw:text-style-name="P15" draw:layer="layout" svg:width="1.649cm" svg:height="0.683cm" svg:x="14.802cm" svg:y="5.233cm">
          <draw:text-box>
            <text:p text:style-name="P14"><text:span text:style-name="T7">année</text:span></text:p>
          </draw:text-box>
        </draw:frame>
        <draw:frame draw:style-name="gr28" draw:text-style-name="P10" draw:layer="layout" svg:width="1.184cm" svg:height="0.662cm" svg:x="15.951cm" svg:y="5.971cm">
          <draw:text-box>
            <text:p text:style-name="P9"><text:span text:style-name="T3">jour</text:span></text:p>
          </draw:text-box>
        </draw:frame>
        <draw:frame draw:style-name="gr34" draw:text-style-name="P10" draw:layer="layout" svg:width="1.34cm" svg:height="0.662cm" svg:x="17.211cm" svg:y="5.771cm">
          <draw:text-box>
            <text:p text:style-name="P9"><text:span text:style-name="T3">mois</text:span></text:p>
          </draw:text-box>
        </draw:frame>
        <draw:frame draw:style-name="gr28" draw:text-style-name="P15" draw:layer="layout" svg:width="1.649cm" svg:height="0.683cm" svg:x="18.651cm" svg:y="6.233cm">
          <draw:text-box>
            <text:p text:style-name="P14"><text:span text:style-name="T7">ann</text:span><text:span text:style-name="T7">ée</text:span></text:p>
          </draw:text-box>
        </draw:frame>
        <draw:line draw:style-name="gr24" draw:text-style-name="P6" draw:layer="layout" svg:x1="13.451cm" svg:y1="10.333cm" svg:x2="14.251cm" svg:y2="9.533cm">
          <text:p/>
        </draw:line>
        <draw:line draw:style-name="gr24" draw:text-style-name="P6" draw:layer="layout" svg:x1="14.751cm" svg:y1="11.033cm" svg:x2="15.351cm" svg:y2="9.533cm">
          <text:p/>
        </draw:line>
        <draw:line draw:style-name="gr24" draw:text-style-name="P6" draw:layer="layout" svg:x1="17.951cm" svg:y1="10.733cm" svg:x2="17.251cm" svg:y2="9.533cm">
          <text:p/>
        </draw:line>
        <draw:line draw:style-name="gr24" draw:text-style-name="P6" draw:layer="layout" svg:x1="18.851cm" svg:y1="10.133cm" svg:x2="18.051cm" svg:y2="9.533cm">
          <text:p/>
        </draw:line>
        <draw:line draw:style-name="gr27" draw:text-style-name="P6" draw:layer="layout" svg:x1="17.351cm" svg:y1="8.433cm" svg:x2="17.451cm" svg:y2="7.733cm">
          <text:p/>
        </draw:line>
        <draw:line draw:style-name="gr24" draw:text-style-name="P6" draw:layer="layout" svg:x1="14.251cm" svg:y1="8.433cm" svg:x2="13.851cm" svg:y2="7.433cm">
          <text:p/>
        </draw:line>
        <draw:line draw:style-name="gr24" draw:text-style-name="P6" draw:layer="layout" svg:x1="13.351cm" svg:y1="6.233cm" svg:x2="12.851cm" svg:y2="5.833cm">
          <text:p/>
        </draw:line>
        <draw:line draw:style-name="gr24" draw:text-style-name="P6" draw:layer="layout" svg:x1="13.651cm" svg:y1="6.233cm" svg:x2="13.751cm" svg:y2="5.633cm">
          <text:p/>
        </draw:line>
        <draw:line draw:style-name="gr24" draw:text-style-name="P6" draw:layer="layout" svg:x1="14.151cm" svg:y1="6.333cm" svg:x2="15.151cm" svg:y2="5.833cm">
          <text:p/>
        </draw:line>
        <draw:line draw:style-name="gr24" draw:text-style-name="P6" draw:layer="layout" svg:x1="17.151cm" svg:y1="6.733cm" svg:x2="16.651cm" svg:y2="6.533cm">
          <text:p/>
        </draw:line>
        <draw:line draw:style-name="gr24" draw:text-style-name="P6" draw:layer="layout" svg:x1="17.651cm" svg:y1="6.833cm" svg:x2="17.951cm" svg:y2="6.333cm">
          <text:p/>
        </draw:line>
        <draw:line draw:style-name="gr24" draw:text-style-name="P6" draw:layer="layout" svg:x1="18.451cm" svg:y1="7.233cm" svg:x2="19.151cm" svg:y2="6.833cm">
          <text:p/>
        </draw:line>
        <draw:line draw:style-name="gr27" draw:text-style-name="P6" draw:layer="layout" svg:x1="8.151cm" svg:y1="8.933cm" svg:x2="6.551cm" svg:y2="8.933cm">
          <text:p/>
        </draw:line>
        <draw:line draw:style-name="gr27" draw:text-style-name="P6" draw:layer="layout" svg:x1="11.651cm" svg:y1="9.033cm" svg:x2="13.551cm" svg:y2="9.033cm">
          <text:p/>
        </draw:line>
        <draw:line draw:style-name="gr27" draw:text-style-name="P6" draw:layer="layout" svg:x1="9.951cm" svg:y1="9.633cm" svg:x2="9.951cm" svg:y2="11.233cm">
          <text:p/>
        </draw:line>
        <draw:line draw:style-name="gr24" draw:text-style-name="P6" draw:layer="layout" svg:x1="9.951cm" svg:y1="8.133cm" svg:x2="9.951cm" svg:y2="6.533cm">
          <text:p/>
        </draw:line>
        <draw:line draw:style-name="gr27" draw:text-style-name="P6" draw:layer="layout" svg:x1="12.751cm" svg:y1="13.033cm" svg:x2="11.551cm" svg:y2="12.133cm">
          <text:p/>
        </draw:line>
        <draw:line draw:style-name="gr27" draw:text-style-name="P6" draw:layer="layout" svg:x1="8.051cm" svg:y1="12.033cm" svg:x2="7.251cm" svg:y2="12.433cm">
          <text:p/>
        </draw:line>
        <draw:line draw:style-name="gr27" draw:text-style-name="P6" draw:layer="layout" svg:x1="13.351cm" svg:y1="10.333cm" svg:x2="14.151cm" svg:y2="9.533cm">
          <text:p/>
        </draw:line>
        <draw:frame draw:style-name="gr28" draw:text-style-name="P11" draw:layer="layout" svg:width="2.852cm" svg:height="0.747cm" svg:x="15.851cm" svg:y="11.686cm">
          <draw:text-box>
            <text:p>description</text:p>
          </draw:text-box>
        </draw:frame>
        <draw:line draw:style-name="gr24" draw:text-style-name="P6" draw:layer="layout" svg:x1="17.051cm" svg:y1="11.733cm" svg:x2="16.351cm" svg:y2="9.533cm">
          <text:p/>
        </draw:line>
        <draw:frame draw:style-name="gr16" draw:text-style-name="P11" draw:layer="layout" svg:width="16.5cm" svg:height="5cm" svg:x="2.6cm" svg:y="20cm">
          <draw:text-box>
            <text:p>1.<text:tab/><text:span text:style-name="T4">Une </text:span><text:span text:style-name="T8">œ</text:span><text:span text:style-name="T9">uvre ne peut être possédée que par un </text:span><text:span text:style-name="T9"><text:tab/></text:span><text:span text:style-name="T9">seul musée à la fois</text:span></text:p>
            <text:p><text:span text:style-name="T4"/></text:p>
            <text:p>2. <text:tab/><text:span text:style-name="T4">Deux </text:span><text:span text:style-name="T8">œ</text:span><text:span text:style-name="T9">uvres ne peuvent avoir le même </text:span><text:span text:style-name="T9"><text:tab/></text:span><text:span text:style-name="T9"><text:tab/></text:span><text:span text:style-name="T9">numéro d’exempla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2" svg:font-family="'DejaVu Sans'" style:font-adornments="Book" style:font-family-generic="swiss"/>
    <style:font-face style:name="DejaVu Math TeX Gyre" svg:font-family="'DejaVu Math TeX Gyre'" style:font-adornments="Bold Italic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CA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width="0.08cm" svg:stroke-color="#000000" draw:marker-start-width="0.33cm" draw:marker-end-width="0.33cm" draw:fill="none" draw:fill-gradient-name="Gradient_20_2" draw:fill-hatch-name="Hatching_20_1" draw:fill-image-name="Bitmap_20_1" draw:textarea-vertical-align="middle" draw:show-unit="true"/>
      <style:paragraph-properties style:writing-mode="lr-tb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03:58:41.935614867</meta:creation-date>
    <dc:date>2017-01-31T06:32:01.851751997</dc:date>
    <meta:editing-duration>PT15M49S</meta:editing-duration>
    <meta:editing-cycles>3</meta:editing-cycles>
    <meta:generator>LibreOffice/5.2.4.2.0$Linux_X86_64 LibreOffice_project/20m0$Build-2</meta:generator>
    <meta:document-statistic meta:object-count="142"/>
  </office:meta>
</office:document-meta>
</file>